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text-align="start" style:justify-single-word="false"/>
      <style:text-properties style:font-name="Times new roman" fo:font-size="12pt" style:text-underline-style="none" fo:font-weight="normal" officeooo:rsid="000d0e28" officeooo:paragraph-rsid="000d0e28"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Times new roman" fo:font-size="12pt" style:text-underline-style="none" fo:font-weight="normal" officeooo:rsid="000d0e28" officeooo:paragraph-rsid="000d0e28" style:font-size-asian="10.5pt" style:font-weight-asian="normal" style:font-size-complex="12pt" style:font-weight-complex="normal"/>
    </style:style>
    <style:style style:name="P4" style:family="paragraph" style:parent-style-name="Preformatted_20_Text">
      <style:paragraph-properties fo:margin-top="0cm" fo:margin-bottom="0.499cm" style:contextual-spacing="false" fo:text-align="start" style:justify-single-word="false"/>
      <style:text-properties style:font-name="Times new roman" fo:font-size="12pt" style:text-underline-style="none" fo:font-weight="normal" officeooo:rsid="000d0e28" officeooo:paragraph-rsid="001083a8" style:font-size-asian="10.5pt" style:font-weight-asian="normal" style:font-size-complex="12pt" style:font-weight-complex="normal"/>
    </style:style>
    <style:style style:name="P5" style:family="paragraph" style:parent-style-name="Preformatted_20_Text">
      <style:paragraph-properties fo:text-align="start" style:justify-single-word="false"/>
      <style:text-properties style:font-name="Times new roman" fo:font-size="12pt" style:text-underline-style="none" fo:font-weight="normal" officeooo:rsid="000f0a04" officeooo:paragraph-rsid="000f0a04" style:font-size-asian="10.5pt" style:font-weight-asian="normal" style:font-size-complex="12pt" style:font-weight-complex="normal"/>
    </style:style>
    <style:style style:name="P6" style:family="paragraph" style:parent-style-name="Preformatted_20_Text">
      <style:paragraph-properties fo:text-align="start" style:justify-single-word="false"/>
      <style:text-properties style:font-name="Times new roman" fo:font-size="12pt" style:text-underline-style="none" fo:font-weight="normal" officeooo:rsid="001126e3" officeooo:paragraph-rsid="001126e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style:text-underline-style="none" fo:font-weight="normal" officeooo:rsid="0002195d" officeooo:paragraph-rsid="0002195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style:text-underline-style="none" fo:font-weight="normal" officeooo:rsid="0002195d" officeooo:paragraph-rsid="0020669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style:text-underline-style="none" fo:font-weight="normal" officeooo:rsid="0002195d" officeooo:paragraph-rsid="00223b9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text-underline-style="none" fo:font-weight="normal" officeooo:rsid="0002195d" officeooo:paragraph-rsid="0026a3e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normal" officeooo:rsid="00169450" officeooo:paragraph-rsid="00169450"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style:font-name="Times new roman" fo:font-size="12pt" style:text-underline-style="none" fo:font-weight="normal" officeooo:rsid="00169450" officeooo:paragraph-rsid="0016945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style:text-underline-style="none" fo:font-weight="normal" officeooo:rsid="00169450" officeooo:paragraph-rsid="00187c1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style:text-underline-style="none" fo:font-weight="normal" officeooo:rsid="00187c1e" officeooo:paragraph-rsid="00187c1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style:text-underline-style="none" fo:font-weight="normal" officeooo:rsid="001edf05" officeooo:paragraph-rsid="0020669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style:text-underline-style="none" fo:font-weight="normal" officeooo:rsid="001edf05" officeooo:paragraph-rsid="0028e5a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style:text-underline-style="none" fo:font-weight="normal" officeooo:rsid="001edf05" officeooo:paragraph-rsid="0028e7b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style:text-underline-style="none" fo:font-weight="normal" officeooo:rsid="001edf05" officeooo:paragraph-rsid="002f91d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style:text-underline-style="none" fo:font-weight="normal" officeooo:rsid="001edf05" officeooo:paragraph-rsid="0036470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style:text-underline-style="none" fo:font-weight="normal" officeooo:rsid="0020669b" officeooo:paragraph-rsid="0020669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style:text-underline-style="none" fo:font-weight="normal" officeooo:rsid="0023e8af" officeooo:paragraph-rsid="0023e8af"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style:text-underline-style="none" fo:font-weight="normal" officeooo:rsid="0026a3ec" officeooo:paragraph-rsid="0026a3e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style:text-underline-style="none" fo:font-weight="normal" officeooo:rsid="0026a3ec" officeooo:paragraph-rsid="00344be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style:text-underline-style="none" fo:font-weight="normal" officeooo:rsid="0026a3ec" officeooo:paragraph-rsid="00354e8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style:text-underline-style="none" fo:font-weight="normal" officeooo:rsid="0028e5a4" officeooo:paragraph-rsid="0028e5a4"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Times new roman" fo:font-size="12pt" style:text-underline-style="none" fo:font-weight="normal" officeooo:rsid="0028e7bd" officeooo:paragraph-rsid="0028e7b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Times new roman" fo:font-size="12pt" style:text-underline-style="none" fo:font-weight="normal" officeooo:rsid="002f91dd" officeooo:paragraph-rsid="002f91d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Times new roman" fo:font-size="12pt" style:text-underline-style="none" fo:font-weight="normal" officeooo:rsid="0036470c" officeooo:paragraph-rsid="0036470c" style:font-size-asian="10.5pt" style:font-weight-asian="normal" style:font-size-complex="12pt" style:font-weight-complex="normal"/>
    </style:style>
    <style:style style:name="P29" style:family="paragraph" style:parent-style-name="Text_20_body">
      <style:paragraph-properties fo:text-align="start" style:justify-single-word="false"/>
      <style:text-properties style:font-name="Times new roman" fo:font-size="12pt" style:text-underline-style="none" fo:font-weight="normal" officeooo:rsid="0002195d" officeooo:paragraph-rsid="0008c55b" style:font-size-asian="12pt" style:font-weight-asian="normal" style:font-size-complex="12pt" style:font-weight-complex="normal"/>
    </style:style>
    <style:style style:name="P30" style:family="paragraph" style:parent-style-name="Preformatted_20_Text">
      <style:paragraph-properties fo:text-align="start" style:justify-single-word="false"/>
      <style:text-properties style:font-name="Times new roman" fo:font-size="12pt" officeooo:paragraph-rsid="000f0a04" style:font-size-asian="12pt" style:font-size-complex="12pt"/>
    </style:style>
    <style:style style:name="P31" style:family="paragraph" style:parent-style-name="Standard">
      <style:paragraph-properties fo:text-align="start" style:justify-single-word="false"/>
      <style:text-properties style:font-name="Times new roman" fo:font-size="12pt" officeooo:paragraph-rsid="0008c55b" style:font-size-asian="12pt" style:font-size-complex="12pt"/>
    </style:style>
    <style:style style:name="P32" style:family="paragraph" style:parent-style-name="Preformatted_20_Text">
      <style:text-properties style:font-name="Times new roman" fo:font-size="12pt" style:font-size-asian="12pt" style:font-size-complex="12pt"/>
    </style:style>
    <style:style style:name="P33" style:family="paragraph" style:parent-style-name="Preformatted_20_Text">
      <style:paragraph-properties fo:margin-top="0cm" fo:margin-bottom="0.499cm" style:contextual-spacing="false"/>
      <style:text-properties style:font-name="Times new roman" fo:font-size="12pt" style:font-size-asian="12pt" style:font-size-complex="12pt"/>
    </style:style>
    <style:style style:name="P34" style:family="paragraph" style:parent-style-name="Preformatted_20_Text">
      <style:paragraph-properties fo:margin-top="0cm" fo:margin-bottom="0.499cm" style:contextual-spacing="false"/>
      <style:text-properties style:font-name="Times new roman" fo:font-size="12pt" officeooo:paragraph-rsid="001126e3" style:font-size-asian="12pt" style:font-size-complex="12pt"/>
    </style:style>
    <style:style style:name="P35"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02195d" officeooo:paragraph-rsid="0028e5a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02195d" officeooo:paragraph-rsid="002f91dd" style:font-size-asian="10.5pt" style:font-weight-asian="normal" style:font-size-complex="12pt" style:font-weight-complex="normal"/>
    </style:style>
    <style:style style:name="P37"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2195d" officeooo:paragraph-rsid="0002195d" style:font-weight-asian="bold" style:font-weight-complex="bold"/>
    </style:style>
    <style:style style:name="P38" style:family="paragraph" style:parent-style-name="Standard">
      <style:paragraph-properties fo:text-align="start" style:justify-single-word="false"/>
      <style:text-properties style:font-name="Times new roman" officeooo:paragraph-rsid="0002195d"/>
    </style:style>
    <style:style style:name="P39" style:family="paragraph" style:parent-style-name="Standard">
      <style:paragraph-properties fo:text-align="start" style:justify-single-word="false"/>
      <style:text-properties style:font-name="Times new roman" officeooo:paragraph-rsid="00077041"/>
    </style:style>
    <style:style style:name="P40" style:family="paragraph" style:parent-style-name="Text_20_body">
      <style:text-properties style:font-name="Times new roman"/>
    </style:style>
    <style:style style:name="P41" style:family="paragraph" style:parent-style-name="Standard">
      <style:paragraph-properties fo:text-align="start" style:justify-single-word="false"/>
      <style:text-properties style:font-name="Times new roman" style:text-underline-style="none" fo:font-weight="normal" officeooo:rsid="0002195d" officeooo:paragraph-rsid="0002195d" style:font-weight-asian="normal" style:font-weight-complex="normal"/>
    </style:style>
    <style:style style:name="P42" style:family="paragraph" style:parent-style-name="Standard">
      <style:paragraph-properties fo:text-align="start" style:justify-single-word="false"/>
      <style:text-properties style:font-name="Times new roman" style:text-underline-style="none" fo:font-weight="normal" officeooo:rsid="0002195d" officeooo:paragraph-rsid="0033973f" style:font-weight-asian="normal" style:font-weight-complex="normal"/>
    </style:style>
    <style:style style:name="P43" style:family="paragraph" style:parent-style-name="Preformatted_20_Text">
      <style:paragraph-properties fo:margin-top="0cm" fo:margin-bottom="0.499cm" style:contextual-spacing="false"/>
      <style:text-properties officeooo:paragraph-rsid="00103c09"/>
    </style:style>
    <style:style style:name="P44" style:family="paragraph" style:parent-style-name="Preformatted_20_Text">
      <style:paragraph-properties fo:margin-top="0cm" fo:margin-bottom="0.499cm" style:contextual-spacing="false"/>
      <style:text-properties officeooo:paragraph-rsid="001126e3"/>
    </style:style>
    <style:style style:name="P45" style:family="paragraph" style:parent-style-name="Preformatted_20_Text">
      <style:paragraph-properties fo:margin-top="0cm" fo:margin-bottom="0.499cm" style:contextual-spacing="false"/>
      <style:text-properties officeooo:paragraph-rsid="00130761"/>
    </style:style>
    <style:style style:name="P46" style:family="paragraph" style:parent-style-name="Standard">
      <style:paragraph-properties fo:text-align="start" style:justify-single-word="false"/>
      <style:text-properties officeooo:paragraph-rsid="000ac228"/>
    </style:style>
    <style:style style:name="P47" style:family="paragraph" style:parent-style-name="Standard">
      <style:paragraph-properties fo:text-align="start" style:justify-single-word="false"/>
      <style:text-properties officeooo:paragraph-rsid="000e581c"/>
    </style:style>
    <style:style style:name="P48" style:family="paragraph" style:parent-style-name="Standard">
      <style:paragraph-properties fo:text-align="start" style:justify-single-word="false"/>
      <style:text-properties officeooo:paragraph-rsid="000f0a04"/>
    </style:style>
    <style:style style:name="P49" style:family="paragraph" style:parent-style-name="Text_20_body">
      <style:paragraph-properties fo:text-align="start" style:justify-single-word="false"/>
      <style:text-properties officeooo:paragraph-rsid="000c9b25"/>
    </style:style>
    <style:style style:name="P50" style:family="paragraph" style:parent-style-name="Standard">
      <style:paragraph-properties fo:text-align="start" style:justify-single-word="false"/>
      <style:text-properties officeooo:paragraph-rsid="00169450"/>
    </style:style>
    <style:style style:name="P51" style:family="paragraph" style:parent-style-name="Standard">
      <style:paragraph-properties fo:text-align="start" style:justify-single-word="false"/>
      <style:text-properties officeooo:paragraph-rsid="00283e11"/>
    </style:style>
    <style:style style:name="P52" style:family="paragraph" style:parent-style-name="Standard">
      <style:paragraph-properties fo:text-align="start" style:justify-single-word="false"/>
      <style:text-properties officeooo:paragraph-rsid="0028b3a7"/>
    </style:style>
    <style:style style:name="P53" style:family="paragraph" style:parent-style-name="Standard">
      <style:paragraph-properties fo:text-align="start" style:justify-single-word="false"/>
      <style:text-properties officeooo:paragraph-rsid="0028e5a4"/>
    </style:style>
    <style:style style:name="P54" style:family="paragraph" style:parent-style-name="Standard">
      <style:paragraph-properties fo:text-align="start" style:justify-single-word="false"/>
      <style:text-properties officeooo:paragraph-rsid="0033973f"/>
    </style:style>
    <style:style style:name="P55" style:family="paragraph" style:parent-style-name="Text_20_body">
      <style:text-properties officeooo:paragraph-rsid="000c9b25"/>
    </style:style>
    <style:style style:name="P56" style:family="paragraph" style:parent-style-name="Text_20_body">
      <style:text-properties officeooo:rsid="00191aaa" officeooo:paragraph-rsid="00191aaa"/>
    </style:style>
    <style:style style:name="P57" style:family="paragraph" style:parent-style-name="Preformatted_20_Text">
      <style:paragraph-properties fo:margin-top="0cm" fo:margin-bottom="0.499cm" style:contextual-spacing="false"/>
    </style:style>
    <style:style style:name="P58" style:family="paragraph" style:parent-style-name="Preformatted_20_Text">
      <style:paragraph-properties fo:text-align="start" style:justify-single-word="false"/>
      <style:text-properties style:font-name="Times new roman" fo:font-size="12pt" style:text-underline-style="none" fo:font-weight="normal" officeooo:rsid="0002195d" officeooo:paragraph-rsid="0002195d" style:font-size-asian="10.5pt" style:font-weight-asian="normal" style:font-size-complex="12pt" style:font-weight-complex="normal"/>
    </style:style>
    <style:style style:name="P59" style:family="paragraph" style:parent-style-name="Standard" style:list-style-name="L1">
      <style:paragraph-properties fo:text-align="start" style:justify-single-word="false"/>
      <style:text-properties style:font-name="Times new roman" fo:font-size="14pt" style:text-underline-style="solid" style:text-underline-width="auto" style:text-underline-color="font-color" fo:font-weight="bold" officeooo:rsid="0002195d" officeooo:paragraph-rsid="0002195d" style:font-size-asian="14pt" style:font-weight-asian="bold" style:font-size-complex="14pt" style:font-weight-complex="bold"/>
    </style:style>
    <style:style style:name="P60" style:family="paragraph" style:parent-style-name="Standard" style:list-style-name="L2">
      <style:paragraph-properties fo:text-align="start" style:justify-single-word="false"/>
      <style:text-properties style:font-name="Times new roman" fo:font-size="12pt" style:text-underline-style="solid" style:text-underline-width="auto" style:text-underline-color="font-color" fo:font-weight="bold" officeooo:rsid="0002195d" officeooo:paragraph-rsid="0002195d" style:font-size-asian="10.5pt" style:font-weight-asian="bold" style:font-size-complex="12pt" style:font-weight-complex="bold"/>
    </style:style>
    <style:style style:name="P61" style:family="paragraph" style:parent-style-name="Standard" style:list-style-name="L5">
      <style:paragraph-properties fo:text-align="start" style:justify-single-word="false"/>
      <style:text-properties style:font-name="Times new roman" fo:font-size="12pt" style:text-underline-style="solid" style:text-underline-width="auto" style:text-underline-color="font-color" fo:font-weight="bold" officeooo:rsid="0002195d" officeooo:paragraph-rsid="0002195d" style:font-size-asian="10.5pt" style:font-weight-asian="bold" style:font-size-complex="12pt" style:font-weight-complex="bold"/>
    </style:style>
    <style:style style:name="P62" style:family="paragraph" style:parent-style-name="Standard" style:list-style-name="L10">
      <style:paragraph-properties fo:text-align="start" style:justify-single-word="false"/>
      <style:text-properties style:font-name="Times new roman" fo:font-size="12pt" style:text-underline-style="solid" style:text-underline-width="auto" style:text-underline-color="font-color" fo:font-weight="bold" officeooo:rsid="0002195d" officeooo:paragraph-rsid="0003a79e" style:font-size-asian="10.5pt" style:font-weight-asian="bold" style:font-size-complex="12pt" style:font-weight-complex="bold"/>
    </style:style>
    <style:style style:name="P63" style:family="paragraph" style:parent-style-name="Standard" style:list-style-name="L10">
      <style:paragraph-properties fo:text-align="start" style:justify-single-word="false"/>
      <style:text-properties style:font-name="Times new roman" fo:font-size="12pt" style:text-underline-style="solid" style:text-underline-width="auto" style:text-underline-color="font-color" fo:font-weight="bold" officeooo:rsid="0002195d" officeooo:paragraph-rsid="0002195d" style:font-size-asian="10.5pt" style:font-weight-asian="bold" style:font-size-complex="12pt" style:font-weight-complex="bold"/>
    </style:style>
    <style:style style:name="P64" style:family="paragraph" style:parent-style-name="Standard" style:list-style-name="L12">
      <style:paragraph-properties fo:text-align="start" style:justify-single-word="false"/>
      <style:text-properties style:font-name="Times new roman" fo:font-size="12pt" style:text-underline-style="solid" style:text-underline-width="auto" style:text-underline-color="font-color" fo:font-weight="bold" officeooo:rsid="0002195d" officeooo:paragraph-rsid="0002195d" style:font-size-asian="10.5pt" style:font-weight-asian="bold" style:font-size-complex="12pt" style:font-weight-complex="bold"/>
    </style:style>
    <style:style style:name="P65" style:family="paragraph" style:parent-style-name="Standard" style:list-style-name="L6">
      <style:paragraph-properties fo:text-align="start" style:justify-single-word="false"/>
      <style:text-properties style:font-name="Times new roman" fo:font-size="12pt" style:text-underline-style="solid" style:text-underline-width="auto" style:text-underline-color="font-color" fo:font-weight="normal" officeooo:rsid="000d0e28" officeooo:paragraph-rsid="000d0e28" style:font-size-asian="10.5pt" style:font-weight-asian="normal" style:font-size-complex="12pt" style:font-weight-complex="normal"/>
    </style:style>
    <style:style style:name="P66" style:family="paragraph" style:parent-style-name="Standard" style:list-style-name="L7">
      <style:paragraph-properties fo:text-align="start" style:justify-single-word="false"/>
      <style:text-properties style:font-name="Times new roman" fo:font-size="12pt" style:text-underline-style="solid" style:text-underline-width="auto" style:text-underline-color="font-color" fo:font-weight="normal" officeooo:rsid="00169450" officeooo:paragraph-rsid="00169450" style:font-size-asian="10.5pt" style:font-weight-asian="normal" style:font-size-complex="12pt" style:font-weight-complex="normal"/>
    </style:style>
    <style:style style:name="P67" style:family="paragraph" style:parent-style-name="Standard" style:list-style-name="L11">
      <style:paragraph-properties fo:text-align="start" style:justify-single-word="false"/>
      <style:text-properties style:font-name="Times new roman" fo:font-size="12pt" style:text-underline-style="solid" style:text-underline-width="auto" style:text-underline-color="font-color" fo:font-weight="normal" officeooo:rsid="0002195d" officeooo:paragraph-rsid="0003a79e" style:font-size-asian="10.5pt" style:font-weight-asian="normal" style:font-size-complex="12pt" style:font-weight-complex="normal"/>
    </style:style>
    <style:style style:name="P68" style:family="paragraph" style:parent-style-name="Standard" style:list-style-name="L13">
      <style:paragraph-properties fo:text-align="start" style:justify-single-word="false"/>
      <style:text-properties style:font-name="Times new roman" fo:font-size="12pt" style:text-underline-style="solid" style:text-underline-width="auto" style:text-underline-color="font-color" fo:font-weight="normal" officeooo:rsid="0002195d" officeooo:paragraph-rsid="0002195d" style:font-size-asian="10.5pt" style:font-weight-asian="normal" style:font-size-complex="12pt" style:font-weight-complex="normal"/>
    </style:style>
    <style:style style:name="P69" style:family="paragraph" style:parent-style-name="Standard" style:list-style-name="L14">
      <style:paragraph-properties fo:text-align="start" style:justify-single-word="false"/>
      <style:text-properties style:font-name="Times new roman" fo:font-size="12pt" style:text-underline-style="solid" style:text-underline-width="auto" style:text-underline-color="font-color" fo:font-weight="normal" officeooo:rsid="0002195d" officeooo:paragraph-rsid="0002195d" style:font-size-asian="10.5pt" style:font-weight-asian="normal" style:font-size-complex="12pt" style:font-weight-complex="normal"/>
    </style:style>
    <style:style style:name="P70" style:family="paragraph" style:parent-style-name="Standard" style:list-style-name="L15">
      <style:paragraph-properties fo:text-align="start" style:justify-single-word="false"/>
      <style:text-properties style:font-name="Times new roman" fo:font-size="12pt" style:text-underline-style="solid" style:text-underline-width="auto" style:text-underline-color="font-color" fo:font-weight="normal" officeooo:rsid="0002195d" officeooo:paragraph-rsid="0002195d" style:font-size-asian="10.5pt" style:font-weight-asian="normal" style:font-size-complex="12pt" style:font-weight-complex="normal"/>
    </style:style>
    <style:style style:name="P71" style:family="paragraph" style:parent-style-name="Standard" style:list-style-name="L16">
      <style:paragraph-properties fo:text-align="start" style:justify-single-word="false"/>
      <style:text-properties style:font-name="Times new roman" fo:font-size="12pt" style:text-underline-style="solid" style:text-underline-width="auto" style:text-underline-color="font-color" fo:font-weight="normal" officeooo:rsid="0002195d" officeooo:paragraph-rsid="0002195d" style:font-size-asian="10.5pt" style:font-weight-asian="normal" style:font-size-complex="12pt" style:font-weight-complex="normal"/>
    </style:style>
    <style:style style:name="P72" style:family="paragraph" style:parent-style-name="Standard" style:list-style-name="L17">
      <style:paragraph-properties fo:text-align="start" style:justify-single-word="false"/>
      <style:text-properties style:font-name="Times new roman" fo:font-size="12pt" style:text-underline-style="solid" style:text-underline-width="auto" style:text-underline-color="font-color" fo:font-weight="normal" officeooo:rsid="0002195d" officeooo:paragraph-rsid="0002195d" style:font-size-asian="10.5pt" style:font-weight-asian="normal" style:font-size-complex="12pt" style:font-weight-complex="normal"/>
    </style:style>
    <style:style style:name="P73" style:family="paragraph" style:parent-style-name="Standard" style:list-style-name="L5">
      <style:paragraph-properties fo:text-align="start" style:justify-single-word="false"/>
      <style:text-properties style:font-name="Times new roman" fo:font-size="12pt" style:text-underline-style="none" fo:font-weight="normal" officeooo:rsid="0002195d" officeooo:paragraph-rsid="0002195d"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Times new roman" fo:font-size="12pt" style:text-underline-style="none" fo:font-weight="normal" officeooo:rsid="0002195d" officeooo:paragraph-rsid="0002195d" style:font-size-asian="10.5pt" style:font-weight-asian="normal" style:font-size-complex="12pt" style:font-weight-complex="normal"/>
    </style:style>
    <style:style style:name="P75" style:family="paragraph" style:parent-style-name="Standard" style:list-style-name="L12">
      <style:paragraph-properties fo:text-align="start" style:justify-single-word="false"/>
      <style:text-properties style:font-name="Times new roman" style:text-underline-style="solid" style:text-underline-width="auto" style:text-underline-color="font-color" fo:font-weight="bold" officeooo:rsid="0002195d" officeooo:paragraph-rsid="0002195d" style:font-weight-asian="bold" style:font-weight-complex="bold"/>
    </style:style>
    <style:style style:name="P76" style:family="paragraph" style:parent-style-name="Standard" style:list-style-name="L18">
      <style:paragraph-properties fo:text-align="start" style:justify-single-word="false"/>
      <style:text-properties style:font-name="Times new roman" style:text-underline-style="solid" style:text-underline-width="auto" style:text-underline-color="font-color" fo:font-weight="normal" officeooo:rsid="0002195d" officeooo:paragraph-rsid="0002195d" style:font-weight-asian="normal" style:font-weight-complex="normal"/>
    </style:style>
    <style:style style:name="P77" style:family="paragraph" style:parent-style-name="Standard" style:list-style-name="L19">
      <style:paragraph-properties fo:text-align="start" style:justify-single-word="false"/>
      <style:text-properties style:font-name="Times new roman" style:text-underline-style="solid" style:text-underline-width="auto" style:text-underline-color="font-color" fo:font-weight="normal" officeooo:rsid="0002195d" officeooo:paragraph-rsid="0002195d" style:font-weight-asian="normal" style:font-weight-complex="normal"/>
    </style:style>
    <style:style style:name="P78" style:family="paragraph" style:parent-style-name="Standard" style:list-style-name="L20">
      <style:paragraph-properties fo:text-align="start" style:justify-single-word="false"/>
      <style:text-properties style:font-name="Times new roman" style:text-underline-style="solid" style:text-underline-width="auto" style:text-underline-color="font-color" fo:font-weight="normal" officeooo:rsid="0002195d" officeooo:paragraph-rsid="0002195d" style:font-weight-asian="normal" style:font-weight-complex="normal"/>
    </style:style>
    <style:style style:name="P79" style:family="paragraph" style:parent-style-name="Standard" style:list-style-name="L21">
      <style:paragraph-properties fo:text-align="start" style:justify-single-word="false"/>
      <style:text-properties style:font-name="Times new roman" style:text-underline-style="solid" style:text-underline-width="auto" style:text-underline-color="font-color" fo:font-weight="normal" officeooo:rsid="0002195d" officeooo:paragraph-rsid="0002195d" style:font-weight-asian="normal" style:font-weight-complex="normal"/>
    </style:style>
    <style:style style:name="P80" style:family="paragraph" style:parent-style-name="Standard" style:list-style-name="L1">
      <style:paragraph-properties fo:text-align="start" style:justify-single-word="false"/>
      <style:text-properties style:text-underline-style="none" fo:font-weight="normal" officeooo:rsid="0002195d" officeooo:paragraph-rsid="0002195d" style:font-weight-asian="normal" style:font-weight-complex="normal"/>
    </style:style>
    <style:style style:name="P81" style:family="paragraph" style:parent-style-name="Text_20_body" style:list-style-name="L3">
      <style:paragraph-properties fo:text-align="start" style:justify-single-word="false"/>
      <style:text-properties style:font-name="Times new roman" fo:font-size="12pt" style:text-underline-style="none" fo:font-weight="normal" officeooo:rsid="0002195d" officeooo:paragraph-rsid="0008c55b" style:font-size-asian="12pt" style:font-weight-asian="normal" style:font-size-complex="12pt" style:font-weight-complex="normal"/>
    </style:style>
    <style:style style:name="P82" style:family="paragraph" style:parent-style-name="Text_20_body" style:list-style-name="L9">
      <style:paragraph-properties fo:margin-top="0cm" fo:margin-bottom="0cm" style:contextual-spacing="false" fo:text-align="start" style:justify-single-word="false"/>
      <style:text-properties style:font-name="Times new roman" fo:font-size="12pt" style:text-underline-style="none" fo:font-weight="normal" officeooo:rsid="00169450" officeooo:paragraph-rsid="00191aaa" style:font-size-asian="10.5pt" style:font-weight-asian="normal" style:font-size-complex="12pt" style:font-weight-complex="normal"/>
    </style:style>
    <style:style style:name="P83" style:family="paragraph" style:parent-style-name="Text_20_body" style:list-style-name="L4">
      <style:text-properties style:font-name="Times new roman" fo:font-size="12pt" style:font-size-asian="12pt" style:font-size-complex="12pt"/>
    </style:style>
    <style:style style:name="P84" style:family="paragraph" style:parent-style-name="Text_20_body" style:list-style-name="L8"/>
    <style:style style:name="P85" style:family="paragraph" style:parent-style-name="Text_20_body" style:list-style-name="L8">
      <style:paragraph-properties fo:margin-top="0cm" fo:margin-bottom="0cm" style:contextual-spacing="false"/>
    </style:style>
    <style:style style:name="P86" style:family="paragraph" style:parent-style-name="Text_20_body" style:list-style-name="L9"/>
    <style:style style:name="P87" style:family="paragraph" style:parent-style-name="Text_20_body" style:list-style-name="L9">
      <style:paragraph-properties fo:margin-top="0cm" fo:margin-bottom="0cm" style:contextual-spacing="fals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officeooo:rsid="0002195d"/>
    </style:style>
    <style:style style:name="T3" style:family="text">
      <style:text-properties fo:font-size="12pt" fo:language="fr" fo:country="FR" style:text-underline-style="none" fo:font-weight="normal" officeooo:rsid="0002195d" style:font-size-asian="10.5pt" style:font-weight-asian="normal" style:font-size-complex="12pt" style:font-weight-complex="normal"/>
    </style:style>
    <style:style style:name="T4" style:family="text">
      <style:text-properties officeooo:rsid="0003a79e"/>
    </style:style>
    <style:style style:name="T5" style:family="text">
      <style:text-properties style:text-underline-style="none" fo:font-weight="normal" officeooo:rsid="0002195d" style:font-weight-asian="normal" style:font-weight-complex="normal"/>
    </style:style>
    <style:style style:name="T6" style:family="text">
      <style:text-properties style:font-name="Times new roman"/>
    </style:style>
    <style:style style:name="T7" style:family="text">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103c09" style:font-size-asian="12pt" style:font-size-complex="12pt"/>
    </style:style>
    <style:style style:name="T10" style:family="text">
      <style:text-properties style:font-name="Times new roman" fo:font-size="12pt" officeooo:rsid="001126e3" style:font-size-asian="12pt" style:font-size-complex="12pt"/>
    </style:style>
    <style:style style:name="T11" style:family="text">
      <style:text-properties style:font-name="Times new roman" fo:font-size="12pt" officeooo:rsid="00130761" style:font-size-asian="12pt" style:font-size-complex="12pt"/>
    </style:style>
    <style:style style:name="T12" style:family="text">
      <style:text-properties style:font-name="Times new roman" fo:font-size="12pt" style:text-underline-style="none" fo:font-weight="normal" officeooo:rsid="000ac228" style:font-size-asian="10.5pt" style:font-weight-asian="normal" style:font-size-complex="12pt" style:font-weight-complex="normal"/>
    </style:style>
    <style:style style:name="T13" style:family="text">
      <style:text-properties style:font-name="Times new roman" fo:font-size="12pt" style:text-underline-style="none" fo:font-weight="normal" officeooo:rsid="000f0a04" style:font-size-asian="10.5pt" style:font-weight-asian="normal" style:font-size-complex="12pt" style:font-weight-complex="normal"/>
    </style:style>
    <style:style style:name="T14" style:family="text">
      <style:text-properties style:font-name="Times new roman" fo:font-size="12pt" style:text-underline-style="none" fo:font-weight="normal" officeooo:rsid="00169450" style:font-size-asian="10.5pt" style:font-weight-asian="normal" style:font-size-complex="12pt" style:font-weight-complex="normal"/>
    </style:style>
    <style:style style:name="T15" style:family="text">
      <style:text-properties style:font-name="Times new roman" fo:font-size="12pt" style:text-underline-style="none" fo:font-weight="normal" officeooo:rsid="0002195d" style:font-size-asian="10.5pt" style:font-weight-asian="normal" style:font-size-complex="12pt" style:font-weight-complex="normal"/>
    </style:style>
    <style:style style:name="T16" style:family="text">
      <style:text-properties style:font-name="Times new roman" fo:font-size="12pt" style:text-underline-style="none" fo:font-weight="normal" officeooo:rsid="001d1966" style:font-size-asian="10.5pt" style:font-weight-asian="normal" style:font-size-complex="12pt" style:font-weight-complex="normal"/>
    </style:style>
    <style:style style:name="T17" style:family="text">
      <style:text-properties style:font-name="Times new roman" fo:font-size="12pt" style:text-underline-style="none" fo:font-weight="normal" officeooo:rsid="00283e11" style:font-size-asian="10.5pt" style:font-weight-asian="normal" style:font-size-complex="12pt" style:font-weight-complex="normal"/>
    </style:style>
    <style:style style:name="T18" style:family="text">
      <style:text-properties style:font-name="Times new roman" fo:font-size="12pt" style:text-underline-style="none" fo:font-weight="normal" officeooo:rsid="0028b3a7" style:font-size-asian="10.5pt" style:font-weight-asian="normal" style:font-size-complex="12pt" style:font-weight-complex="normal"/>
    </style:style>
    <style:style style:name="T19" style:family="text">
      <style:text-properties style:font-name="Times new roman" style:font-size-asian="12pt"/>
    </style:style>
    <style:style style:name="T20" style:family="text">
      <style:text-properties style:font-name="Times new roman" officeooo:rsid="00103c09" style:font-size-asian="12pt"/>
    </style:style>
    <style:style style:name="T21" style:family="text">
      <style:text-properties style:font-name="Times new roman" officeooo:rsid="001083a8" style:font-size-asian="12pt"/>
    </style:style>
    <style:style style:name="T22" style:family="text">
      <style:text-properties style:font-name="Times new roman" officeooo:rsid="00169450"/>
    </style:style>
    <style:style style:name="T23" style:family="text">
      <style:text-properties style:font-name="Times new roman" style:text-underline-style="none" fo:font-weight="normal" officeooo:rsid="0002195d" style:font-weight-asian="normal" style:font-weight-complex="normal"/>
    </style:style>
    <style:style style:name="T24" style:family="text">
      <style:text-properties style:font-name="Times new roman" style:text-underline-style="none" fo:font-weight="normal" officeooo:rsid="0033973f" style:font-weight-asian="normal" style:font-weight-complex="normal"/>
    </style:style>
    <style:style style:name="T25" style:family="text">
      <style:text-properties officeooo:rsid="000ac228"/>
    </style:style>
    <style:style style:name="T26" style:family="text">
      <style:text-properties officeooo:rsid="000c9b25"/>
    </style:style>
    <style:style style:name="T27" style:family="text">
      <style:text-properties officeooo:rsid="000f0a04"/>
    </style:style>
    <style:style style:name="T28" style:family="text">
      <style:text-properties officeooo:rsid="00100711"/>
    </style:style>
    <style:style style:name="T29" style:family="text">
      <style:text-properties officeooo:rsid="001d1966"/>
    </style:style>
    <style:style style:name="T30" style:family="text">
      <style:text-properties officeooo:rsid="001edf05"/>
    </style:style>
    <style:style style:name="T31" style:family="text">
      <style:text-properties officeooo:rsid="0023e8af"/>
    </style:style>
    <style:style style:name="T32" style:family="text">
      <style:text-properties officeooo:rsid="0028e5a4"/>
    </style:style>
    <style:style style:name="T33" style:family="text">
      <style:text-properties officeooo:rsid="002f91dd"/>
    </style:style>
    <style:style style:name="T34" style:family="text">
      <style:text-properties officeooo:rsid="0033973f"/>
    </style:style>
    <style:style style:name="T35" style:family="text">
      <style:text-properties officeooo:rsid="00344be5"/>
    </style:style>
    <style:style style:name="T36" style:family="text">
      <style:text-properties officeooo:rsid="00354e8c"/>
    </style:style>
    <style:style style:name="T37" style:family="text">
      <style:text-properties officeooo:rsid="0038ab00"/>
    </style:style>
    <style:style style:name="T38" style:family="text">
      <style:text-properties officeooo:rsid="0039b60a"/>
    </style:style>
    <style:style style:name="T39" style:family="text">
      <style:text-properties officeooo:rsid="003bdb9a"/>
    </style:style>
    <style:style style:name="T40" style:family="text">
      <style:text-properties officeooo:rsid="003f3ac7"/>
    </style:style>
    <style:style style:name="T41" style:family="text">
      <style:text-properties style:font-name="Times new roman"/>
    </style:style>
    <style:style style:name="T42" style:family="text">
      <style:text-properties style:font-name="Times new roman" style:font-size-asian="12pt"/>
    </style:style>
    <style:style style:name="T43" style:family="text">
      <style:text-properties style:font-name="Times new roman" fo:font-size="12pt" style:font-size-asian="12pt" style:font-size-complex="12pt"/>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JAVA SCRIPT</text:p>
      <text:list xml:id="list1679635518" text:style-name="L1">
        <text:list-item>
          <text:p text:style-name="P59">Généralité :</text:p>
        </text:list-item>
      </text:list>
      <text:list xml:id="list340017782" text:style-name="L2">
        <text:list-item>
          <text:p text:style-name="P60">Historique de JavaScript (JS) :</text:p>
        </text:list-item>
      </text:list>
      <text:p text:style-name="P38"><text:span text:style-name="T3">JavaScript (JS) est un langage de programmation de haut niveau, interprété et orienté objet, utilisé pour créer des applications interactives sur le Web. Le langage a été créé en 1995 par Brendan Eich et intégré au navigateur web Netscape Navigator 2.0. </text:span>Le nom initial de JavaScript était Mocha, mais il a été rapidement renommé en LiveScript avant d'être renommé enfin JavaScript.</text:p>
      <text:p text:style-name="P39">En 1996, Microsoft a développé JScript, un langage très similaire à JavaScript, pour être utilisé dans ses navigateurs web. En conséquence, les navigateurs web ont commencé à inclure des implémentations JavaScript et JScript. Cela a conduit à des différences entre les implémentations, ce qui a rendu le développement web plus difficile.</text:p>
      <text:p text:style-name="P39">En réponse à cela, en 1997, Netscape a soumis JavaScript à l'ECMA International, une organisation qui établit des normes pour les langages de programmation. En juin 1997, l'ECMA International a publié la première version de la norme ECMAScript, qui était essentiellement un ensemble de spécifications pour JavaScript.</text:p>
      <text:p text:style-name="P40">Depuis lors, de nombreuses versions d'ECMAScript ont été publiées, chacune ajoutant de nouvelles fonctionnalités et améliorations au langage. Aujourd'hui, JavaScript est largement utilisé pour la programmation web côté client et côté serveur, ainsi que pour le développement d'applications de bureau et mobiles.</text:p>
      <text:list xml:id="list235141877501679" text:continue-numbering="true" text:style-name="L2">
        <text:list-item>
          <text:p text:style-name="P60">Les différentes versions et leur apport</text:p>
        </text:list-item>
      </text:list>
      <text:p text:style-name="P31"><text:span text:style-name="T5">Les principales versions </text:span>de JavaScript depuis sa création en 1995<text:span text:style-name="T5"> sont les suivantes :</text:span></text:p>
      <text:p text:style-name="P29"/>
      <text:list xml:id="list529044144" text:style-name="L3">
        <text:list-header>
          <text:p text:style-name="P81">JavaScript 1.0 : La première version de JavaScript a été lancée en 1995 avec Netscape Navigator 2.0. Cette version a introduit les concepts de base du langage, tels que les variables, les fonctions, les boucles et les conditions.</text:p>
        </text:list-header>
      </text:list>
      <text:list xml:id="list1985469777" text:style-name="L4">
        <text:list-item>
          <text:p text:style-name="P83">JavaScript 1.1 : Cette version a été lancée en 1996 avec Netscape Navigator 3.0. Elle a ajouté des fonctionnalités telles que les objets Math et Date, et les méthodes pour les tableaux.</text:p>
        </text:list-item>
        <text:list-item>
          <text:p text:style-name="P83">JavaScript 1.2 : Cette version a été lancée en 1998 avec Netscape Navigator 4.0. Elle a introduit de nouvelles fonctionnalités telles que les expressions régulières, les événements du navigateur, les cookies et les formulaires.</text:p>
        </text:list-item>
        <text:list-item>
          <text:p text:style-name="P83">ECMAScript 3 : Cette version est une norme pour JavaScript qui a été publiée en décembre 1999. Elle a ajouté des fonctionnalités telles que la possibilité de définir des fonctions anonymes, la gestion des erreurs avec l'instruction try-catch, et les fonctions pour la manipulation des chaînes de caractères.</text:p>
        </text:list-item>
        <text:list-item>
          <text:p text:style-name="P83">ECMAScript 4 : Cette version était en développement mais a été abandonnée en 2008. Elle avait pour but d'ajouter des fonctionnalités importantes telles que les classes et les modules.</text:p>
        </text:list-item>
        <text:list-item>
          <text:p text:style-name="P83">ECMAScript 5 : Cette version est une norme pour JavaScript qui a été publiée en décembre 2009. Elle a ajouté des fonctionnalités telles que les méthodes pour les objets, les fonctions bind et apply, et les méthodes pour la manipulation des tableaux.</text:p>
        </text:list-item>
        <text:list-item>
          <text:p text:style-name="P83">ECMAScript 6 : Aussi appelée ECMAScript 2015, cette version est une norme pour JavaScript qui a été publiée en juin 2015. Elle a ajouté des fonctionnalités importantes telles que les classes, les modules, les fonctions fléchées, les promesses, et les méthodes pour les chaînes de caractères.</text:p>
        </text:list-item>
        <text:list-item>
          <text:p text:style-name="P83"><text:soft-page-break/>ECMAScript 2016-2019 : Ces versions ont ajouté des fonctionnalités telles que les opérateurs de fusion de null et undefined, les fonctions async/await pour gérer les promesses, les fonctions de correspondance de motifs, les itérateurs et les générateurs.</text:p>
        </text:list-item>
        <text:list-item>
          <text:p text:style-name="P83">ECMAScript 2020-2022 : Ces versions ont ajouté des fonctionnalités telles que la possibilité de passer plusieurs arguments à la fois avec l'opérateur de propagation, les fonctions de pipeline, les fonctions pour les nombres aléatoires, et les améliorations pour les classes et les promesses.</text:p>
        </text:list-item>
      </text:list>
      <text:list xml:id="list235143240073765" text:continue-list="list235141877501679" text:style-name="L2">
        <text:list-item>
          <text:p text:style-name="P60">Comment exécuter du code JS :</text:p>
        </text:list-item>
      </text:list>
      <text:p text:style-name="P46"><text:span text:style-name="T12">Il y a plusieurs façons d'exécuter du code JavaScript, selon l'objectif et l'environnement. On peut utiliser </text:span>un environnement d'exécution tel que Node.js, un IDE ou un framework pour créer une application de bureau ou mobile.</text:p>
      <text:p text:style-name="P49"><text:span text:style-name="T25">1 . </text:span>Dans un navigateur web : Pour exécuter du code JavaScript dans un navigateur web, il suffit d'inclure le code dans une balise &lt;script&gt; dans le fichier HTML. Par exemple :</text:p>
      <text:p text:style-name="P49"><text:span text:style-name="Source_20_Text"><text:span text:style-name="T6">&lt;html&gt;</text:span></text:span></text:p>
      <text:p text:style-name="P49"><text:span text:style-name="Source_20_Text"><text:span text:style-name="T6"><text:tab/>&lt;head&gt;</text:span></text:span></text:p>
      <text:p text:style-name="Preformatted_20_Text"><text:span text:style-name="Source_20_Text"><text:span text:style-name="T6"><text:s text:c="4"/><text:tab/><text:tab/>&lt;title&gt;Mon script JavaScript&lt;/title&gt;</text:span></text:span></text:p>
      <text:p text:style-name="Preformatted_20_Text"><text:span text:style-name="Source_20_Text"><text:span text:style-name="T6"><text:s text:c="2"/><text:tab/>&lt;/head&gt;</text:span></text:span></text:p>
      <text:p text:style-name="Preformatted_20_Text"><text:span text:style-name="Source_20_Text"><text:span text:style-name="T6"><text:s/><text:tab/> &lt;body&gt;</text:span></text:span></text:p>
      <text:p text:style-name="Preformatted_20_Text"><text:span text:style-name="Source_20_Text"><text:span text:style-name="T6"><text:s text:c="4"/><text:tab/><text:tab/>&lt;script&gt;</text:span></text:span></text:p>
      <text:p text:style-name="Preformatted_20_Text"><text:span text:style-name="Source_20_Text"><text:span text:style-name="T6"><text:s text:c="6"/><text:tab/><text:tab/><text:tab/>alert('Bonjour!');</text:span></text:span></text:p>
      <text:p text:style-name="Preformatted_20_Text"><text:span text:style-name="Source_20_Text"><text:span text:style-name="T6"><text:s text:c="4"/><text:tab/><text:tab/>&lt;/script&gt;</text:span></text:span></text:p>
      <text:p text:style-name="Preformatted_20_Text"><text:span text:style-name="Source_20_Text"><text:span text:style-name="T6"><text:s text:c="2"/><text:tab/>&lt;/body&gt;</text:span></text:span></text:p>
      <text:p text:style-name="P1"><text:span text:style-name="Source_20_Text"><text:span text:style-name="T6">&lt;/html&gt;</text:span></text:span></text:p>
      <text:p text:style-name="P55">Le code JavaScript sera exécuté lors du chargement de la page web.</text:p>
      <text:p text:style-name="P55"><text:span text:style-name="T26">2. </text:span>Dans un éditeur de code : Pour exécuter du code JavaScript dans un éditeur de code, il est généralement nécessaire d'installer un environnement d'exécution, tel que Node.js. Une fois installé, on peut exécuter le code en utilisant la commande "node" suivie du nom du fichier contenant le code. Par exemple :</text:p>
      <text:p text:style-name="P55"><text:span text:style-name="Source_20_Text"><text:span text:style-name="T6">// fichier hello.js</text:span></text:span></text:p>
      <text:p text:style-name="P55"><text:span text:style-name="Source_20_Text"><text:span text:style-name="T6">console.log('Bonjour!');</text:span></text:span></text:p>
      <text:p text:style-name="P55"><text:span text:style-name="Source_20_Text"><text:span text:style-name="T6">// dans le terminal</text:span></text:span></text:p>
      <text:p text:style-name="P55"><text:span text:style-name="Source_20_Text"><text:span text:style-name="T6">$ node hello.js</text:span></text:span></text:p>
      <text:p text:style-name="P55">Le code sera exécuté et la sortie sera affichée dans le terminal.</text:p>
      <text:p text:style-name="P55"><text:span text:style-name="T26">3. </text:span>Dans un environnement de développement intégré (IDE) : Les IDE, tels que Visual Studio Code, offrent des fonctionnalités pour exécuter du code JavaScript directement dans l'éditeur. Il suffit généralement de créer un fichier JavaScript, d'y insérer le code et de cliquer sur le bouton "Exécuter" ou de taper une commande spécifique dans le terminal intégré.</text:p>
      <text:p text:style-name="P55"><text:span text:style-name="T26">4. </text:span>Dans une application de bureau ou mobile : Pour exécuter du code JavaScript dans une application de bureau ou mobile, il est généralement nécessaire d'utiliser un framework ou une bibliothèque tels que Electron ou React Native. Ces outils permettent de créer des applications multiplateformes en utilisant JavaScript comme langage de programmation.</text:p>
      <text:list xml:id="list235142156080212" text:continue-list="list1679635518" text:style-name="L1">
        <text:list-item>
          <text:p text:style-name="P80"><text:soft-page-break/><text:span text:style-name="T7">Exploitation de </text:span><text:a xlink:type="simple" xlink:href="https://learnxinyminutes.com/docs/fr-fr/javascript-fr/" text:style-name="Internet_20_link" text:visited-style-name="Visited_20_Internet_20_Link"><text:span text:style-name="T7">https://learnxinyminutes.com/docs/fr-fr/javascript-fr/</text:span></text:a><text:span text:style-name="T7">:</text:span></text:p>
        </text:list-item>
      </text:list>
      <text:list xml:id="list4294335496" text:style-name="L5">
        <text:list-item>
          <text:p text:style-name="P73"><text:s/><text:span text:style-name="T1">Nombres, Chaines de caractères et Opérateurs :</text:span></text:p>
        </text:list-item>
      </text:list>
      <text:list xml:id="list764240935" text:style-name="L6">
        <text:list-item>
          <text:p text:style-name="P65">Nombres :</text:p>
        </text:list-item>
      </text:list>
      <text:p text:style-name="P47">Les nombres en JavaScript sont représentés en utilisant le format IEEE-754.</text:p>
      <text:list xml:id="list235143377570176" text:continue-numbering="true" text:style-name="L6">
        <text:list-item>
          <text:p text:style-name="P65">Chaines de caractères :</text:p>
        </text:list-item>
      </text:list>
      <text:p text:style-name="P2">Les chaines de caractères (strings) sont créees avec <text:span text:style-name="T27">double(</text:span>"<text:span text:style-name="T27">)</text:span> ou <text:span text:style-name="T27">simple (</text:span>'<text:span text:style-name="T27">) code</text:span> indifféremment, <text:span text:style-name="T27">et l’utilisation dépend de la cohérence du code.</text:span></text:p>
      <text:p text:style-name="P2">’<text:span text:style-name="T27">Demain’</text:span></text:p>
      <text:p text:style-name="P5">’’Aujourd’hui’’</text:p>
      <text:p text:style-name="P5">Les chaînes de caractères peuvent être concaténées en utilisant l'opérateur de concaténation (+). Par exemple :</text:p>
      <text:p text:style-name="P5">const nom = 'Jean';</text:p>
      <text:p text:style-name="P5">const message = 'Bonjour, ' + nom + ' !';</text:p>
      <text:p text:style-name="P6">Les chaines de carctères peuvent aussi ètre comparéees alphabétiquement avec &lt; et &gt;. </text:p>
      <text:p text:style-name="P5">La longueur d'une chaîne de caractères peut être obtenue en utilisant la propriété length. <text:span text:style-name="T28">E</text:span>xemple :</text:p>
      <text:p text:style-name="P2"><text:span text:style-name="Source_20_Text"><text:span text:style-name="T19">const message = 'Bonjour, </text:span></text:span><text:span text:style-name="Source_20_Text"><text:span text:style-name="T20">Daour</text:span></text:span><text:span text:style-name="Source_20_Text"><text:span text:style-name="T19"> ?';</text:span></text:span></text:p>
      <text:p text:style-name="P43"><text:span text:style-name="Source_20_Text"><text:span text:style-name="T8">const longueurMessage = message.length; // </text:span></text:span><text:span text:style-name="Source_20_Text"><text:span text:style-name="T9">16</text:span></text:span></text:p>
      <text:p text:style-name="P43"><text:span text:style-name="Source_20_Text"><text:span text:style-name="T9">Les caractères individuels d'une chaîne de caractères peuvent être accédés en utilisant la notation des crochets ([]), en spécifiant l'index du caractère. Les index commencent à zéro. </text:span></text:span></text:p>
      <text:p text:style-name="P43"><text:span text:style-name="Source_20_Text"><text:span text:style-name="T9">const message = 'Bonjour';</text:span></text:span></text:p>
      <text:p text:style-name="P43"><text:span text:style-name="Source_20_Text"><text:span text:style-name="T9">const premierCaractere = message[0]; // 'B'</text:span></text:span></text:p>
      <text:p text:style-name="P43"><text:span text:style-name="Source_20_Text"><text:span text:style-name="T9">const dernierCaractere = message[message.length - 1]; // 'r'</text:span></text:span></text:p>
      <text:p text:style-name="P45"><text:span text:style-name="Source_20_Text"><text:span text:style-name="T11">On peut aussi utiliser charAt pour pouvoir accéder les caractères dans une chaine ou utiliser substring pour avoir un plus gros morceau. Exemple :</text:span></text:span></text:p>
      <text:p text:style-name="P45"><text:span text:style-name="Source_20_Text"><text:span text:style-name="T11">'Daour'.charAt(0); <text:s/>// = 'D'</text:span></text:span></text:p>
      <text:p text:style-name="P45"><text:span text:style-name="Source_20_Text"><text:span text:style-name="T11">'Daour'.substring(0, 3); // = 'Dao'</text:span></text:span></text:p>
      <text:p text:style-name="P45"><text:span text:style-name="Source_20_Text"><text:span text:style-name="T9">Les chaînes de caractères représentant des nombres peuvent être converties en nombres en utilisant les fonctions parseInt() ou parseFloat().</text:span></text:span></text:p>
      <text:p text:style-name="P43"><text:span text:style-name="Source_20_Text"><text:span text:style-name="T9">const char = '42';</text:span></text:span></text:p>
      <text:p text:style-name="P43"><text:span text:style-name="Source_20_Text"><text:span text:style-name="T9">const char_int = parseInt(char); // 42</text:span></text:span></text:p>
      <text:p text:style-name="P43"><text:span text:style-name="Source_20_Text"><text:span text:style-name="T9">Il est possible de modifier une chaine de caractère en remplaçant ce que l’on veut modifier en utilisant des méthodes de chaîne telles que replace() ou slice().</text:span></text:span></text:p>
      <text:p text:style-name="P4"><text:span text:style-name="Source_20_Text"><text:span text:style-name="T19">const message = 'Bonjour, </text:span></text:span><text:span text:style-name="Source_20_Text"><text:span text:style-name="T20">Daour</text:span></text:span><text:span text:style-name="Source_20_Text"><text:span text:style-name="T19"> ?';</text:span></text:span></text:p>
      <text:p text:style-name="P4"><text:span text:style-name="Source_20_Text"><text:span text:style-name="T21">const new_message=message.replace(</text:span></text:span><text:span text:style-name="Source_20_Text"><text:span text:style-name="T19">'</text:span></text:span><text:span text:style-name="Source_20_Text"><text:span text:style-name="T20">Daour</text:span></text:span><text:span text:style-name="Source_20_Text"><text:span text:style-name="T19">' , '</text:span></text:span><text:span text:style-name="Source_20_Text"><text:span text:style-name="T21">comment tu vas</text:span></text:span><text:span text:style-name="Source_20_Text"><text:span text:style-name="T19">'</text:span></text:span><text:span text:style-name="Source_20_Text"><text:span text:style-name="T21">);</text:span></text:span></text:p>
      <text:list xml:id="list235143109211730" text:continue-numbering="true" text:style-name="L6">
        <text:list-item>
          <text:p text:style-name="P65">Opérateurs :</text:p>
        </text:list-item>
      </text:list>
      <text:p text:style-name="P3">- En plus des opérations mathématiques de base, JavaScript prend également en charge les opérations arithmétiques avancées telles que le modulo (%), qui renvoie le reste d'une division, et les opérations d'incrémentation (++) et de décrémentation (--). </text:p>
      <text:p text:style-name="P48"><text:soft-page-break/><text:span text:style-name="T13">par contre l</text:span>es nombres supérieurs à 2^53 - 1 ou inférieurs à -(2^53 - 1) peuvent ne pas être représentables avec précision. En outre, les opérations de division par zéro renvoient Infinity ou -Infinity. <text:span text:style-name="T27">Et la divosion de 0/0 renvoie NaN.</text:span></text:p>
      <text:p text:style-name="P30">- La négation utilise le symbole !</text:p>
      <text:p text:style-name="P32">!true; <text:s/>= false</text:p>
      <text:p text:style-name="P33">!false; = true</text:p>
      <text:p text:style-name="P44"><text:span text:style-name="T8">- L'égalité est === ou ==. </text:span><text:span text:style-name="T10">Pour comparer</text:span><text:span text:style-name="T8"> la valeur exacte </text:span><text:span text:style-name="T10">on utilise ≡ : </text:span><text:span text:style-name="T8">2 === '2' // = false. </text:span><text:span text:style-name="T10">Et pour </text:span><text:span text:style-name="T8">convertit la valeur </text:span><text:span text:style-name="T10">et</text:span><text:span text:style-name="T8"> comparer, </text:span><text:span text:style-name="T10">on utilise == :</text:span><text:span text:style-name="T8"> 2 == '2' // = true.</text:span></text:p>
      <text:p text:style-name="P34">En général, il vaut mieux utiliser === pour ne pas faire d'erreur.</text:p>
      <text:p text:style-name="P32">1 === 1; // = true</text:p>
      <text:p text:style-name="P33">2 === 1; // = false</text:p>
      <text:list xml:id="list235141529766864" text:continue-list="list4294335496" text:style-name="L5">
        <text:list-item>
          <text:p text:style-name="P61"><text:s/>Variables, Tableaux, Objets, Maps et Sets</text:p>
        </text:list-item>
      </text:list>
      <text:list xml:id="list2077581997" text:style-name="L7">
        <text:list-item>
          <text:p text:style-name="P66">Variables :</text:p>
        </text:list-item>
      </text:list>
      <text:p text:style-name="P12">les variables en Java sont utilisées pour stocker des données de différents types. Les types de données les plus courants en Java sont les suivants :</text:p>
      <text:list xml:id="list4232963581" text:style-name="L8">
        <text:list-item>
          <text:p text:style-name="P85">int : pour les nombres entiers</text:p>
        </text:list-item>
        <text:list-item>
          <text:p text:style-name="P85">double : pour les nombres à virgule flottante</text:p>
        </text:list-item>
        <text:list-item>
          <text:p text:style-name="P85">boolean : pour les valeurs true/false</text:p>
        </text:list-item>
        <text:list-item>
          <text:p text:style-name="P85">char : pour les caractères</text:p>
        </text:list-item>
        <text:list-item>
          <text:p text:style-name="P85">String : pour les chaînes de caractères</text:p>
        </text:list-item>
        <text:list-item>
          <text:p text:style-name="P84">array : pour les tableaux de valeurs</text:p>
        </text:list-item>
      </text:list>
      <text:p text:style-name="P11">Les variables sont déclarées en spécifiant le type de données, suivi d'un nom de variable. </text:p>
      <text:p text:style-name="P11">Int age ;</text:p>
      <text:p text:style-name="P11">string prenom ;</text:p>
      <text:p text:style-name="P11">Les valeurs peuvent être assignées à des variables en utilisant l'opérateur d'affectation (=). </text:p>
      <text:p text:style-name="P11">age=25 ;</text:p>
      <text:p text:style-name="P50"><text:span text:style-name="T14">prenom=</text:span><text:span text:style-name="Source_20_Text"><text:span text:style-name="T6">"</text:span></text:span><text:span text:style-name="Source_20_Text"><text:span text:style-name="T22">Daour</text:span></text:span><text:span text:style-name="Source_20_Text"><text:span text:style-name="T6">";</text:span></text:span></text:p>
      <text:p text:style-name="P11">Il est également possible de déclarer et d'initialiser une variable en même temps :</text:p>
      <text:p text:style-name="P11">int age = 25 ;</text:p>
      <text:p text:style-name="P13">string prenom = <text:span text:style-name="Source_20_Text"><text:span text:style-name="T6">"Daour" ;</text:span></text:span></text:p>
      <text:p text:style-name="P13">Les constantes sont des variables dont la valeur ne peut pas être modifiée une fois qu'elle a été initialisée. Les constantes sont déclarées en utilisant le mot-clé final. </text:p>
      <text:p text:style-name="P14">Final double Pi=3.14 ;</text:p>
      <text:list xml:id="list235141800686196" text:continue-list="list2077581997" text:style-name="L7">
        <text:list-item>
          <text:p text:style-name="P66">Tableaux :</text:p>
        </text:list-item>
      </text:list>
      <text:p text:style-name="P11">Les tableaux en JavaScript ont des propriétés et des méthodes qui permettent de manipuler leurs éléments. </text:p>
      <text:list xml:id="list1127387237" text:style-name="L9">
        <text:list-item>
          <text:p text:style-name="P82"><text:span text:style-name="Source_20_Text"><text:span text:style-name="T6">length : propriété qui retourne le nombre d'éléments du tableau</text:span></text:span></text:p>
        </text:list-item>
        <text:list-item>
          <text:p text:style-name="P87"><text:span text:style-name="Source_20_Text"><text:span text:style-name="T6">push()</text:span></text:span><text:span text:style-name="T6"> : méthode qui ajoute un élément à la fin du tableau</text:span></text:p>
        </text:list-item>
        <text:list-item>
          <text:p text:style-name="P87"><text:span text:style-name="Source_20_Text"><text:span text:style-name="T6">pop()</text:span></text:span><text:span text:style-name="T6"> : méthode qui retire le dernier élément du tableau</text:span></text:p>
        </text:list-item>
        <text:list-item>
          <text:p text:style-name="P87"><text:span text:style-name="Source_20_Text"><text:span text:style-name="T6">shift()</text:span></text:span><text:span text:style-name="T6"> : méthode qui retire le premier élément du tableau</text:span></text:p>
        </text:list-item>
        <text:list-item>
          <text:p text:style-name="P87"><text:span text:style-name="Source_20_Text"><text:span text:style-name="T6">unshift()</text:span></text:span><text:span text:style-name="T6"> : méthode qui ajoute un élément au début du tableau</text:span></text:p>
        </text:list-item>
        <text:list-item>
          <text:p text:style-name="P87"><text:span text:style-name="Source_20_Text"><text:span text:style-name="T6">slice()</text:span></text:span><text:span text:style-name="T6"> : méthode qui extrait une partie du tableau</text:span></text:p>
        </text:list-item>
        <text:list-item>
          <text:p text:style-name="P86"><text:span text:style-name="Source_20_Text"><text:span text:style-name="T6">splice()</text:span></text:span><text:span text:style-name="T6"> : méthode qui ajoute, supprime ou remplace des éléments du tableau</text:span></text:p>
        </text:list-item>
      </text:list>
      <text:p text:style-name="P56">Exemple :</text:p>
      <text:p text:style-name="P56"><text:soft-page-break/>&gt;let tableau = [1, 2, 3];</text:p>
      <text:p text:style-name="P56">console.log(tableau.length); // Affiche 3</text:p>
      <text:p text:style-name="P56">&gt;tableau.push(4);</text:p>
      <text:p text:style-name="P56">console.log(tableau); // Affiche [1, 2, 3, 4]</text:p>
      <text:p text:style-name="P56">&gt;tableau.pop();</text:p>
      <text:p text:style-name="P56">console.log(tableau); // Affiche [1, 2, 3]</text:p>
      <text:p text:style-name="P56">&gt;tableau.shift();</text:p>
      <text:p text:style-name="P56">console.log(tableau); // Affiche [2, 3]</text:p>
      <text:p text:style-name="P56">&gt;tableau.unshift(1);</text:p>
      <text:p text:style-name="P56">console.log(tableau); // Affiche [1, 2, 3]</text:p>
      <text:p text:style-name="P56">&gt;let partieDuTableau = tableau.slice(0, 2);</text:p>
      <text:p text:style-name="P56">console.log(partieDuTableau); // Affiche [1, 2]</text:p>
      <text:p text:style-name="P56">&gt;tableau.splice(1, 1);</text:p>
      <text:p text:style-name="P56">console.log(tableau); // Affiche [1, 3]</text:p>
      <text:list xml:id="list235141654589578" text:continue-list="list235141800686196" text:style-name="L7">
        <text:list-item>
          <text:p text:style-name="P66">Objets :</text:p>
        </text:list-item>
      </text:list>
      <text:p text:style-name="P11"/>
      <text:list xml:id="list235141945691730" text:continue-numbering="true" text:style-name="L7">
        <text:list-item>
          <text:p text:style-name="P66">Maps et Sets :</text:p>
        </text:list-item>
      </text:list>
      <text:p text:style-name="P11"/>
      <text:list xml:id="list235143183910311" text:continue-list="list235141529766864" text:style-name="L5">
        <text:list-item>
          <text:p text:style-name="P61"><text:s/>Logique et structures de contrôle</text:p>
        </text:list-item>
        <text:list-item>
          <text:p text:style-name="P61"><text:s/>Fonctions, Scope (Environnement) et Closures</text:p>
        </text:list-item>
        <text:list-item>
          <text:p text:style-name="P61"><text:s/>Constructeurs &amp; Prototypes</text:p>
        </text:list-item>
      </text:list>
      <text:list xml:id="list235141407366582" text:continue-list="list235142156080212" text:style-name="L1">
        <text:list-item>
          <text:p text:style-name="P59">Fondamentaux (suite) :</text:p>
        </text:list-item>
      </text:list>
      <text:list xml:id="list459225344" text:style-name="L10">
        <text:list-item>
          <text:p text:style-name="P62">Les Fonctions</text:p>
        </text:list-item>
      </text:list>
      <text:list xml:id="list2679091929" text:style-name="L11">
        <text:list-item>
          <text:p text:style-name="P67">Nommées</text:p>
        </text:list-item>
        <text:list-item>
          <text:p text:style-name="P67">Anonymes</text:p>
        </text:list-item>
        <text:list-item>
          <text:p text:style-name="P67">Fléchées</text:p>
        </text:list-item>
      </text:list>
      <text:list xml:id="list235142738660491" text:continue-list="list459225344" text:style-name="L10">
        <text:list-item>
          <text:p text:style-name="P62">Tableaux</text:p>
        </text:list-item>
        <text:list-item>
          <text:p text:style-name="P62">Objets</text:p>
        </text:list-item>
        <text:list-item>
          <text:p text:style-name="P63">Json</text:p>
        </text:list-item>
      </text:list>
      <text:list xml:id="list235141626610190" text:continue-list="list235141407366582" text:style-name="L1">
        <text:list-item>
          <text:p text:style-name="P59">DOM :</text:p>
        </text:list-item>
      </text:list>
      <text:list xml:id="list2341893956" text:style-name="L12">
        <text:list-item>
          <text:p text:style-name="P64">Définition :</text:p>
        </text:list-item>
      </text:list>
      <text:p text:style-name="P7">Le Document Object Model (DOM) est une interface de programmation en JavaScript qui permet de manipuler les éléments HTML et XML d'une page web. Le DOM représente la structure hiérarchique de la page web sous forme d'un arbre d'objets.</text:p>
      <text:list xml:id="list235142815057680" text:continue-numbering="true" text:style-name="L12">
        <text:list-item>
          <text:p text:style-name="P64">Récupérer un élément HTML </text:p>
        </text:list-item>
      </text:list>
      <text:list xml:id="list2795171887" text:style-name="L13">
        <text:list-item>
          <text:p text:style-name="P68">getElementById()</text:p>
        </text:list-item>
      </text:list>
      <text:p text:style-name="P7"><text:span text:style-name="T29">R</text:span>écupère un élément HTML à partir de son identifiant unique.</text:p>
      <text:p text:style-name="P15">var element = document.getElementById("monElement")</text:p>
      <text:p text:style-name="P15"/>
      <text:list xml:id="list235141487269689" text:continue-numbering="true" text:style-name="L13">
        <text:list-item>
          <text:p text:style-name="P68">getElementsByTagName()</text:p>
        </text:list-item>
      </text:list>
      <text:p text:style-name="P8"><text:span text:style-name="T29">R</text:span>écupère une liste d'éléments HTML en utilisant leur nom de balise.</text:p>
      <text:p text:style-name="P20">var paragraphe = document.getElementsByTagName(<text:span text:style-name="T30">"</text:span>p<text:span text:style-name="T30">")</text:span></text:p>
      <text:p text:style-name="P20"/>
      <text:list xml:id="list235142497875468" text:continue-numbering="true" text:style-name="L13">
        <text:list-item>
          <text:p text:style-name="P68"><text:soft-page-break/>getElementsByClassName()</text:p>
        </text:list-item>
      </text:list>
      <text:p text:style-name="P9"><text:span text:style-name="T29">R</text:span>écupère une liste d'éléments HTML en utilisant leur classe CSS.</text:p>
      <text:p text:style-name="P21">var element=document.getElementsByClassName(<text:span text:style-name="T30">"</text:span>maClass<text:span text:style-name="T30">"</text:span>)</text:p>
      <text:p text:style-name="P21"/>
      <text:list xml:id="list235142045780800" text:continue-numbering="true" text:style-name="L13">
        <text:list-item>
          <text:p text:style-name="P68">getElementsByName()</text:p>
        </text:list-item>
      </text:list>
      <text:p text:style-name="P10"><text:span text:style-name="T29">R</text:span>écupère une liste d'éléments HTML en utilisant leur attribut <text:span text:style-name="Source_20_Text">name</text:span>.</text:p>
      <text:p text:style-name="P22"><text:span text:style-name="T31">var element=document.</text:span><text:span text:style-name="T2">getElementsByName</text:span><text:span text:style-name="T31">(</text:span><text:span text:style-name="T30">"</text:span><text:span text:style-name="T31">m</text:span>onNom<text:span text:style-name="T30">"</text:span><text:span text:style-name="T31">)</text:span> </text:p>
      <text:p text:style-name="P22"/>
      <text:list xml:id="list235141939937233" text:continue-numbering="true" text:style-name="L13">
        <text:list-item>
          <text:p text:style-name="P68">querySelectorAll()</text:p>
        </text:list-item>
      </text:list>
      <text:p text:style-name="P51"><text:span text:style-name="T16">R</text:span><text:span text:style-name="T15">écupère une liste d'éléments HTML en utilisant un sélecteur CSS. </text:span><text:span text:style-name="T17">Si on a </text:span>plusieurs éléments HTML avec la classe CSS "maClasse"</text:p>
      <text:p text:style-name="P23"><text:span text:style-name="T36">const</text:span><text:span text:style-name="T31"> element=document.</text:span><text:span text:style-name="T2">querySelectorAll</text:span><text:span text:style-name="T31">(</text:span><text:span text:style-name="T30">"</text:span><text:span text:style-name="T31">m</text:span>onNom<text:span text:style-name="T30">"</text:span><text:span text:style-name="T31">)</text:span> </text:p>
      <text:p text:style-name="P23"/>
      <text:list xml:id="list235142662936733" text:continue-numbering="true" text:style-name="L13">
        <text:list-item>
          <text:p text:style-name="P68">querySelector()</text:p>
        </text:list-item>
      </text:list>
      <text:p text:style-name="P52"><text:span text:style-name="T16">R</text:span><text:span text:style-name="T15">écupère le premier élément HTML correspondant à un sélecteur CSS. </text:span><text:span text:style-name="T18">Par exemple si on aun element HTML avec l’id </text:span>"monElement"</text:p>
      <text:p text:style-name="P24"><text:span text:style-name="T36">const</text:span><text:span text:style-name="T31"> element=document.</text:span><text:span text:style-name="T2">querySelector</text:span><text:span text:style-name="T31">(</text:span><text:span text:style-name="T30">"</text:span><text:span text:style-name="T31">m</text:span>onNom<text:span text:style-name="T30">"</text:span><text:span text:style-name="T31">)</text:span></text:p>
      <text:p text:style-name="P24"/>
      <text:list xml:id="list235142978635493" text:continue-list="list235142815057680" text:style-name="L12">
        <text:list-item>
          <text:p text:style-name="P64"><text:span text:style-name="T4">R</text:span>écupérer/modifier l’attribut d’un élément HTML</text:p>
        </text:list-item>
      </text:list>
      <text:list xml:id="list3817305460" text:style-name="L14">
        <text:list-item>
          <text:p text:style-name="P69">getAttribute()</text:p>
        </text:list-item>
      </text:list>
      <text:p text:style-name="P53"><text:span text:style-name="T16">R</text:span><text:span text:style-name="T15">écupère la valeur de l'attribut </text:span>d'un élément HTML</text:p>
      <text:p text:style-name="P16">var element = document.getElementById("monElement")</text:p>
      <text:p text:style-name="P25">var valeur_attr=element.<text:span text:style-name="T2">getAttribute(</text:span><text:span text:style-name="T30">"</text:span>nom_de_l’attribut<text:span text:style-name="T30">"</text:span><text:span text:style-name="T2">)</text:span></text:p>
      <text:p text:style-name="P35"/>
      <text:list xml:id="list235141909484588" text:continue-numbering="true" text:style-name="L14">
        <text:list-item>
          <text:p text:style-name="P69">setAttribute()</text:p>
        </text:list-item>
      </text:list>
      <text:p text:style-name="P7">pour définir ou modifier la valeur de l'attribut.</text:p>
      <text:p text:style-name="P17">var element = document.getElementById("monElement")</text:p>
      <text:p text:style-name="P26">element.setAttribute(<text:span text:style-name="T30">"</text:span><text:span text:style-name="T32">nom_de_l’attribut</text:span><text:span text:style-name="T30">","</text:span>nouvelle_valeur<text:span text:style-name="T30">"</text:span>)</text:p>
      <text:p text:style-name="P26"/>
      <text:list xml:id="list235143106000998" text:continue-numbering="true" text:style-name="L14">
        <text:list-item>
          <text:p text:style-name="P69">removeAttribute()</text:p>
        </text:list-item>
      </text:list>
      <text:p text:style-name="P7"><text:span text:style-name="T33">Cette méthode </text:span>est utilisée pour supprimer un attribut d'un élément HTML. Cette méthode prend en paramètre le nom de l'attribut que vous souhaitez supprimer.</text:p>
      <text:p text:style-name="P18">var element = document.getElementById("monElement")</text:p>
      <text:p text:style-name="P27">element.<text:span text:style-name="T2">removeAttribute(</text:span><text:span text:style-name="T30">"</text:span>classe<text:span text:style-name="T30">"</text:span><text:span text:style-name="T2">)</text:span></text:p>
      <text:p text:style-name="P36"/>
      <text:list xml:id="list235142165097156" text:continue-list="list235142978635493" text:style-name="L12">
        <text:list-item>
          <text:p text:style-name="P64">Manipulation des classes css</text:p>
        </text:list-item>
      </text:list>
      <text:p text:style-name="P7">La manipulation des classes CSS est une tâche courante en développement web pour modifier l'apparence et le comportement des éléments HTML <text:span text:style-name="T39">ou en js </text:span></text:p>
      <text:list xml:id="list1159891921" text:style-name="L15">
        <text:list-item>
          <text:p text:style-name="P70">style</text:p>
        </text:list-item>
      </text:list>
      <text:p text:style-name="P7">permet de modifier les styles d'un élément HTML en JavaScript. Par exemple, pour changer la couleur du texte d'un élément :</text:p>
      <text:p text:style-name="P7">var element = document.getElementById("monElement");</text:p>
      <text:p text:style-name="P7">element.style.color = "red";</text:p>
      <text:list xml:id="list235143080189889" text:continue-numbering="true" text:style-name="L15">
        <text:list-item>
          <text:p text:style-name="P70">className</text:p>
        </text:list-item>
      </text:list>
      <text:p text:style-name="P7">permet d'accéder ou de définir la classe d'un élément HTML en JavaScript. Par exemple, pour ajouter une classe à un élément :</text:p>
      <text:p text:style-name="P7">var element = document.getElementById("monElement");</text:p>
      <text:p text:style-name="P7">element.className += " nouvelleClasse";</text:p>
      <text:p text:style-name="P7"><text:span text:style-name="T40">E</text:span>xemple pour accéder à la classe d'un élément :</text:p>
      <text:p text:style-name="P58"><text:span text:style-name="Source_20_Text"><text:span text:style-name="T19">var element = document.getElementById("monElement");</text:span></text:span></text:p>
      <text:p text:style-name="Preformatted_20_Text"><text:span text:style-name="Source_20_Text"><text:span text:style-name="T8">var classe = element.className;</text:span></text:span></text:p>
      <text:p text:style-name="P1"><text:span text:style-name="Source_20_Text"><text:span text:style-name="T8">console.log(classe);</text:span></text:span></text:p>
      <text:p text:style-name="P7"><text:soft-page-break/></text:p>
      <text:list xml:id="list235143052673572" text:continue-numbering="true" text:style-name="L15">
        <text:list-item>
          <text:p text:style-name="P70">classList</text:p>
        </text:list-item>
      </text:list>
      <text:p text:style-name="P7">fournit des méthodes pour ajouter, supprimer ou vérifier la présence de classes sur un élément HTML en JavaScript. Par exemple, pour ajouter une classe à un élément :</text:p>
      <text:p text:style-name="P7">var element = document.getElementById("monElement");</text:p>
      <text:p text:style-name="P7">element.classList.add("nouvelleClasse");</text:p>
      <text:p text:style-name="P7">Pour supprimer une classe :</text:p>
      <text:p text:style-name="P7">var element = document.getElementById("monElement");</text:p>
      <text:p text:style-name="P7">element.classList.remove("maClasse");</text:p>
      <text:p text:style-name="P7">Pour vérifier la présence d'une classe :</text:p>
      <text:p text:style-name="P7">var element = document.getElementById("monElement");</text:p>
      <text:p text:style-name="P7">if (element.classList.contains("maClasse")) {</text:p>
      <text:p text:style-name="P7"><text:s text:c="2"/>// La classe est présente</text:p>
      <text:p text:style-name="P7">}</text:p>
      <text:p text:style-name="P7"/>
      <text:list xml:id="list235142112714304" text:continue-list="list235142165097156" text:style-name="L12">
        <text:list-item>
          <text:p text:style-name="P64">Récupérer/Modifier du Contenu HTML</text:p>
        </text:list-item>
      </text:list>
      <text:list xml:id="list2739230567" text:style-name="L16">
        <text:list-item>
          <text:p text:style-name="P71">innerHtml</text:p>
        </text:list-item>
        <text:list-item>
          <text:p text:style-name="P71">textContent</text:p>
        </text:list-item>
      </text:list>
      <text:list xml:id="list235141269909303" text:continue-list="list235142112714304" text:style-name="L12">
        <text:list-item>
          <text:p text:style-name="P64">Création d’un élément</text:p>
        </text:list-item>
      </text:list>
      <text:list xml:id="list2666477183" text:style-name="L17">
        <text:list-item>
          <text:p text:style-name="P72">CreateElement</text:p>
        </text:list-item>
        <text:list-item>
          <text:p text:style-name="P72">appendChild</text:p>
        </text:list-item>
        <text:list-item>
          <text:p text:style-name="P72">replaceChild</text:p>
        </text:list-item>
        <text:list-item>
          <text:p text:style-name="P72">cloneNode</text:p>
        </text:list-item>
        <text:list-item>
          <text:p text:style-name="P72">removeChild</text:p>
        </text:list-item>
      </text:list>
      <text:list xml:id="list235141421064911" text:continue-list="list235141269909303" text:style-name="L12">
        <text:list-item>
          <text:p text:style-name="P75">Parent et ses Enfants</text:p>
        </text:list-item>
      </text:list>
      <text:list xml:id="list2063210400" text:style-name="L18">
        <text:list-item>
          <text:p text:style-name="P76">parentNode</text:p>
        </text:list-item>
        <text:list-item>
          <text:p text:style-name="P76">firstElementChild et lastElementChild</text:p>
        </text:list-item>
        <text:list-item>
          <text:p text:style-name="P76">firstChild et lastChild</text:p>
        </text:list-item>
        <text:list-item>
          <text:p text:style-name="P76">childNodes et children</text:p>
        </text:list-item>
        <text:list-item>
          <text:p text:style-name="P76">previousSibling</text:p>
        </text:list-item>
        <text:list-item>
          <text:p text:style-name="P76">nextSibling</text:p>
        </text:list-item>
        <text:list-item>
          <text:p text:style-name="P76">previousElementSibling</text:p>
        </text:list-item>
        <text:list-item>
          <text:p text:style-name="P76">nextElementSibling</text:p>
        </text:list-item>
      </text:list>
      <text:list xml:id="list235141629999919" text:continue-list="list235141421064911" text:style-name="L12">
        <text:list-item>
          <text:p text:style-name="P75">Les Événements</text:p>
        </text:list-item>
      </text:list>
      <text:list xml:id="list3489061672" text:style-name="L19">
        <text:list-item>
          <text:p text:style-name="P77">Définition</text:p>
        </text:list-item>
        <text:list-item>
          <text:p text:style-name="P77">Exemples Evénements</text:p>
        </text:list-item>
      </text:list>
      <text:list xml:id="list4229548190" text:style-name="L20">
        <text:list-item>
          <text:p text:style-name="P78">click, dblclick</text:p>
        </text:list-item>
      </text:list>
      <text:p text:style-name="P41"><text:span text:style-name="Source_20_Text">click</text:span> : Cet événement est déclenché lorsqu'un utilisateur clique sur un élément.</text:p>
      <text:p text:style-name="P19">var element = document.getElementById("monElement")</text:p>
      <text:p text:style-name="P28">element.addEventListener("click",()=&gt;{</text:p>
      <text:p text:style-name="P28"><text:tab/>ce qu’il doit faire après le click ;</text:p>
      <text:p text:style-name="P28">})</text:p>
      <text:p text:style-name="P28"/>
      <text:p text:style-name="P41"><text:span text:style-name="Source_20_Text">dblclick</text:span> : Cet événement est déclenché lorsqu'un utilisateur double-clique sur un élément.</text:p>
      <text:p text:style-name="P41"/>
      <text:p text:style-name="P41"/>
      <text:list xml:id="list235141883365917" text:continue-numbering="true" text:style-name="L20">
        <text:list-item>
          <text:p text:style-name="P78">événements de la souris</text:p>
        </text:list-item>
      </text:list>
      <text:p text:style-name="P41"><text:span text:style-name="Source_20_Text">mousedown</text:span> : Cet événement est déclenché lorsqu'un utilisateur appuie sur le bouton de la souris alors que la souris est sur un élément.</text:p>
      <text:p text:style-name="P41"/>
      <text:p text:style-name="P41"><text:span text:style-name="Source_20_Text">mouseup</text:span> : Cet événement est déclenché lorsqu'un utilisateur relâche le bouton de la souris après l'avoir appuyé sur un élément.</text:p>
      <text:p text:style-name="P41"><text:soft-page-break/></text:p>
      <text:p text:style-name="P41"><text:span text:style-name="Source_20_Text">mousemove</text:span> : Cet événement est déclenché lorsqu'un utilisateur déplace la souris sur un élément.</text:p>
      <text:p text:style-name="P41"/>
      <text:p text:style-name="P41"><text:span text:style-name="Source_20_Text">mouseover</text:span> : Cet événement est déclenché lorsqu'un utilisateur place la souris sur un élément.</text:p>
      <text:p text:style-name="P41"/>
      <text:p text:style-name="P41"><text:span text:style-name="Source_20_Text">mouseout</text:span> : Cet événement est déclenché lorsqu'un utilisateur déplace la souris hors d'un élément.</text:p>
      <text:p text:style-name="P41"/>
      <text:p text:style-name="P41"><text:span text:style-name="Source_20_Text">contextmenu</text:span> : Cet événement est déclenché lorsqu'un utilisateur clique avec le bouton droit de la souris sur un élément.</text:p>
      <text:p text:style-name="P41"/>
      <text:list xml:id="list235141749582893" text:continue-numbering="true" text:style-name="L20">
        <text:list-item>
          <text:p text:style-name="P78">événements du clavier</text:p>
        </text:list-item>
      </text:list>
      <text:p text:style-name="P41"><text:span text:style-name="Source_20_Text">keydown</text:span> :<text:span text:style-name="T34">lorsque l’utilisateur enfonce une touche sur le clavier</text:span></text:p>
      <text:p text:style-name="P28">element.addEventListener("keydown",(event)=&gt;{</text:p>
      <text:p text:style-name="P28"><text:tab/>à executer</text:p>
      <text:p text:style-name="P28">})</text:p>
      <text:p text:style-name="P41"/>
      <text:p text:style-name="P41"><text:span text:style-name="Source_20_Text">keydown</text:span> avec vérification de la touche :<text:span text:style-name="T35">il vérifie si la touche enfoncée est la touche entrée et si c’est le cas il exécute.</text:span></text:p>
      <text:p text:style-name="P28">element.addEventListener("keydown",(event)=&gt;{</text:p>
      <text:p text:style-name="P28"><text:tab/>if (event.key === <text:s/>"Entrer"){</text:p>
      <text:p text:style-name="P28"><text:tab/>à faire</text:p>
      <text:p text:style-name="P28"><text:tab/>}</text:p>
      <text:p text:style-name="P28">})</text:p>
      <text:p text:style-name="P41"/>
      <text:p text:style-name="P42"><text:span text:style-name="Source_20_Text">keyup</text:span> :<text:span text:style-name="T34">lorsque l’utilisateur relache une touche sur le clavier</text:span></text:p>
      <text:p text:style-name="P42"/>
      <text:p text:style-name="P54"><text:span text:style-name="Source_20_Text"><text:span text:style-name="T5">keypress</text:span></text:span><text:span text:style-name="T23"> :</text:span><text:span text:style-name="T24">lorsque </text:span>l'utilisateur enfonce une touche qui produit un caractère (par exemple, une lettre)</text:p>
      <text:p text:style-name="P54"/>
      <text:p text:style-name="P54"><text:span text:style-name="Source_20_Text">input</text:span> :<text:span text:style-name="T35">lorsque </text:span>l'utilisateur entre du texte dans l'input</text:p>
      <text:list xml:id="list235141523641717" text:continue-numbering="true" text:style-name="L20">
        <text:list-item>
          <text:p text:style-name="P78">événements de ciblage et d’annulation de ciblage</text:p>
        </text:list-item>
      </text:list>
      <text:p text:style-name="P41">Les événements de ciblage et d'annulation de ciblage sont utilisés pour détecter quand un élément HTML est ciblé par l'utilisateur ou quand cet élément perd le focus.</text:p>
      <text:p text:style-name="P41"><text:span text:style-name="Source_20_Text">Focus</text:span> : <text:span text:style-name="T37">Lorsque l’utilisateur cible un élément (par exemple en cliquant dessus)</text:span></text:p>
      <text:p text:style-name="P41"/>
      <text:p text:style-name="P41"><text:span text:style-name="Source_20_Text">blur</text:span> : <text:span text:style-name="T37">Lorsque l’utilisateur clique en dehors d’un élément</text:span></text:p>
      <text:p text:style-name="P41"/>
      <text:p text:style-name="P41"><text:span text:style-name="Source_20_Text">focusin</text:span> : <text:span text:style-name="T38">Lorsque l’utilisateur cible un élément à l’intérieur du formulaires</text:span></text:p>
      <text:p text:style-name="P41"/>
      <text:p text:style-name="P41"><text:span text:style-name="Source_20_Text">focusout</text:span> : <text:span text:style-name="T38">Lorsque l’utilisateur quitte un élément à l’intérieurdu formulaires</text:span></text:p>
      <text:p text:style-name="P41"/>
      <text:list xml:id="list235141491884763" text:continue-numbering="true" text:style-name="L20">
        <text:list-item>
          <text:p text:style-name="P78">événements des éléments de formulaire</text:p>
        </text:list-item>
        <text:list-item>
          <text:p text:style-name="P78">événements de réinitialisation et de soumission d’un formulaire</text:p>
        </text:list-item>
        <text:list-item>
          <text:p text:style-name="P78">événement de chargement de la fenêtre</text:p>
        </text:list-item>
        <text:list-item>
          <text:p text:style-name="P78">événement de Scrol</text:p>
        </text:list-item>
      </text:list>
      <text:list xml:id="list235141879724484" text:continue-list="list3489061672" text:style-name="L19">
        <text:list-item>
          <text:p text:style-name="P77">Écouteurs d'Événements</text:p>
        </text:list-item>
      </text:list>
      <text:list xml:id="list3723529273" text:style-name="L21">
        <text:list-item>
          <text:p text:style-name="P79">on</text:p>
        </text:list-item>
        <text:list-item>
          <text:p text:style-name="P79">addEventListener</text:p>
        </text:list-item>
        <text:list-item>
          <text:p text:style-name="P79">removeEventListener</text:p>
        </text:list-item>
      </text:list>
      <text:list xml:id="list235142686421755" text:continue-list="list235141879724484" text:style-name="L19">
        <text:list-item>
          <text:p text:style-name="P77">Objet even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6T12:54:31.402947201</meta:creation-date>
    <meta:generator>LibreOffice/7.3.7.2$Linux_X86_64 LibreOffice_project/30$Build-2</meta:generator>
    <dc:date>2023-04-06T23:51:39.353829068</dc:date>
    <meta:editing-duration>PT6H12M22S</meta:editing-duration>
    <meta:editing-cycles>16</meta:editing-cycles>
    <meta:document-statistic meta:table-count="0" meta:image-count="0" meta:object-count="0" meta:page-count="8" meta:paragraph-count="260" meta:word-count="2479" meta:character-count="16309" meta:non-whitespace-character-count="14125"/>
  </office:meta>
</office:document-meta>
</file>